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8.283cm" fo:margin-left="-1.06cm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3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6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7" style:family="paragraph" style:parent-style-name="Normal">
      <style:paragraph-properties fo:line-height="100%" fo:text-align="center" style:justify-single-word="false"/>
      <style:text-properties style:font-name="Calibri" fo:font-weight="bold" style:font-name-asian="Calibri" style:font-weight-asian="bold" style:font-name-complex="Calibri"/>
    </style:style>
    <style:style style:name="P8" style:family="paragraph" style:parent-style-name="Normal">
      <style:paragraph-properties fo:margin-left="0cm" fo:margin-right="0cm" fo:line-height="100%" fo:text-indent="1.249cm" style:auto-text-indent="false"/>
      <style:text-properties style:font-name="Calibri" fo:font-weight="bold" style:font-name-asian="Calibri" style:font-weight-asian="bold" style:font-name-complex="Calibri"/>
    </style:style>
    <style:style style:name="P9" style:family="paragraph" style:parent-style-name="Normal">
      <style:paragraph-properties fo:line-height="100%"/>
      <style:text-properties style:font-name="Calibri" style:font-name-asian="Calibri" style:font-name-complex="Calibri"/>
    </style:style>
    <style:style style:name="P10" style:family="paragraph" style:parent-style-name="Normal">
      <style:paragraph-properties fo:line-height="100%" fo:text-align="center" style:justify-single-word="false"/>
      <style:text-properties style:font-name="Calibri" style:font-name-asian="Calibri" style:font-name-complex="Calibri"/>
    </style:style>
    <style:style style:name="P11" style:family="paragraph" style:parent-style-name="Normal">
      <style:paragraph-properties fo:margin-top="0cm" fo:margin-bottom="0.282cm" style:contextual-spacing="false" fo:line-height="106%"/>
      <style:text-properties style:font-name="Calibri" style:font-name-asian="Calibri" style:font-name-complex="Calibri"/>
    </style:style>
    <style:style style:name="P12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13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14" style:family="paragraph" style:parent-style-name="Normal">
      <style:paragraph-properties fo:line-height="100%"/>
      <style:text-properties fo:color="#0000ff" loext:opacity="100%" style:font-name="Calibri" style:font-name-asian="Calibri" style:font-name-complex="Calibri"/>
    </style:style>
    <style:style style:name="P15" style:family="paragraph" style:parent-style-name="Normal">
      <style:paragraph-properties fo:line-height="100%" fo:text-align="center" style:justify-single-word="false"/>
      <style:text-properties fo:color="#0000ff" loext:opacity="100%" style:font-name="Calibri" style:font-name-asian="Calibri" style:font-name-complex="Calibri"/>
    </style:style>
    <style:style style:name="P16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line-height="100%"/>
      <style:text-properties fo:color="#0000ff" loext:opacity="100%" style:font-name="Calibri" officeooo:paragraph-rsid="0011ef46" style:font-name-asian="Calibri" style:font-name-complex="Calibri"/>
    </style:style>
    <style:style style:name="P18" style:family="paragraph" style:parent-style-name="Normal">
      <style:paragraph-properties fo:line-height="100%"/>
      <style:text-properties fo:color="#0000ff" loext:opacity="100%" style:font-name="Calibri" officeooo:paragraph-rsid="001f0ddd" style:font-name-asian="Calibri" style:font-name-complex="Calibri"/>
    </style:style>
    <style:style style:name="P19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20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21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41a38" officeooo:paragraph-rsid="0026fd3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5dad2" officeooo:paragraph-rsid="0025dad2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5dad2" officeooo:paragraph-rsid="00299db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line-height="100%"/>
      <style:text-properties fo:color="#0000ff" loext:opacity="100%" style:font-name="Calibri" officeooo:rsid="00128e06" officeooo:paragraph-rsid="00128e06" style:font-name-asian="Calibri" style:font-name-complex="Calibri"/>
    </style:style>
    <style:style style:name="P25" style:family="paragraph" style:parent-style-name="Normal">
      <style:paragraph-properties fo:line-height="100%"/>
      <style:text-properties fo:color="#0000ff" loext:opacity="100%" style:font-name="Calibri" officeooo:rsid="00128e06" officeooo:paragraph-rsid="00183fac" style:font-name-asian="Calibri" style:font-name-complex="Calibri"/>
    </style:style>
    <style:style style:name="P26" style:family="paragraph" style:parent-style-name="Normal">
      <style:paragraph-properties fo:line-height="100%"/>
      <style:text-properties fo:color="#0000ff" loext:opacity="100%" style:font-name="Calibri" officeooo:rsid="00131c7d" officeooo:paragraph-rsid="00131c7d" style:font-name-asian="Calibri" style:font-name-complex="Calibri"/>
    </style:style>
    <style:style style:name="P27" style:family="paragraph" style:parent-style-name="Normal">
      <style:paragraph-properties fo:line-height="100%"/>
      <style:text-properties fo:color="#0000ff" loext:opacity="100%" style:font-name="Calibri" officeooo:rsid="0019ea60" officeooo:paragraph-rsid="0019ea60" style:font-name-asian="Calibri" style:font-name-complex="Calibri"/>
    </style:style>
    <style:style style:name="P28" style:family="paragraph" style:parent-style-name="Normal">
      <style:paragraph-properties fo:line-height="100%"/>
      <style:text-properties fo:color="#0000ff" loext:opacity="100%" style:font-name="Calibri" officeooo:rsid="001b6596" officeooo:paragraph-rsid="001b6596" style:font-name-asian="Calibri" style:font-name-complex="Calibri"/>
    </style:style>
    <style:style style:name="P29" style:family="paragraph" style:parent-style-name="Normal">
      <style:paragraph-properties fo:line-height="100%"/>
      <style:text-properties fo:color="#0000ff" loext:opacity="100%" style:font-name="Calibri" officeooo:rsid="001b6596" officeooo:paragraph-rsid="001e1672" style:font-name-asian="Calibri" style:font-name-complex="Calibri"/>
    </style:style>
    <style:style style:name="P30" style:family="paragraph" style:parent-style-name="Normal">
      <style:paragraph-properties fo:line-height="100%"/>
      <style:text-properties fo:color="#0000ff" loext:opacity="100%" style:font-name="Calibri" officeooo:rsid="001f0ddd" officeooo:paragraph-rsid="001f0ddd" style:font-name-asian="Calibri" style:font-name-complex="Calibri"/>
    </style:style>
    <style:style style:name="P31" style:family="paragraph" style:parent-style-name="Normal">
      <style:paragraph-properties fo:line-height="100%"/>
      <style:text-properties fo:color="#0000ff" loext:opacity="100%" style:font-name="Calibri" officeooo:rsid="002254fc" officeooo:paragraph-rsid="002254fc" style:font-name-asian="Calibri" style:font-name-complex="Calibri"/>
    </style:style>
    <style:style style:name="P32" style:family="paragraph" style:parent-style-name="Normal">
      <style:paragraph-properties fo:line-height="100%"/>
      <style:text-properties fo:color="#0000ff" loext:opacity="100%" style:font-name="Calibri" officeooo:rsid="003a2d54" officeooo:paragraph-rsid="003a2d54" style:font-name-asian="Calibri" style:font-name-complex="Calibri"/>
    </style:style>
    <style:style style:name="P33" style:family="paragraph" style:parent-style-name="Normal">
      <style:paragraph-properties fo:line-height="106%"/>
      <style:text-properties fo:color="#0000ff" loext:opacity="100%" style:font-name="Calibri" style:font-name-complex="Calibri"/>
    </style:style>
    <style:style style:name="P34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fo:font-weight="normal" officeooo:rsid="0025dad2" officeooo:paragraph-rsid="0025dad2" style:font-name-asian="Calibri" style:font-weight-asian="normal" style:font-name-complex="Calibri" style:font-weight-complex="normal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Normal">
      <style:paragraph-properties fo:line-height="100%"/>
      <style:text-properties fo:color="#0000ff" loext:opacity="100%" style:font-name="Calibri" fo:font-weight="bold" officeooo:rsid="0011a273" style:font-name-asian="Calibri" style:font-weight-asian="bold" style:font-name-complex="Calibri" style:font-weight-complex="bold"/>
    </style:style>
    <style:style style:name="P36" style:family="paragraph" style:parent-style-name="Normal">
      <style:paragraph-properties fo:line-height="100%"/>
      <style:text-properties fo:color="#0000ff" loext:opacity="100%" style:font-name="Calibri" fo:font-weight="bold" officeooo:rsid="00128e06" style:font-name-asian="Calibri" style:font-weight-asian="bold" style:font-name-complex="Calibri" style:font-weight-complex="bold"/>
    </style:style>
    <style:style style:name="P37" style:family="paragraph" style:parent-style-name="Normal">
      <style:paragraph-properties fo:line-height="106%"/>
    </style:style>
    <style:style style:name="P38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39" style:family="paragraph" style:parent-style-name="Normal">
      <style:text-properties fo:font-size="5pt" fo:font-weight="bold" style:font-size-asian="5pt" style:font-weight-asian="bold" style:font-size-complex="5pt"/>
    </style:style>
    <style:style style:name="P40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P41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" style:font-name-asian="Calibri" style:font-name-complex="Calibri"/>
    </style:style>
    <style:style style:name="P42" style:family="paragraph" style:parent-style-name="List_20_Paragraph" style:list-style-name="L3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3" style:family="paragraph" style:parent-style-name="List_20_Paragraph" style:list-style-name="L3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fo:language="es" fo:country="ES" style:font-name-complex="Calibri" fo:hyphenate="false" loext:hyphenation-no-caps="false" loext:hyphenation-no-last-word="false" loext:hyphenation-word-char-count="no-limit" loext:hyphenation-zone="no-limit"/>
    </style:style>
    <style:style style:name="P44" style:family="paragraph" style:parent-style-name="List_20_Paragraph" style:list-style-name="L4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List_20_Paragraph" style:list-style-name="L4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6" style:family="paragraph" style:parent-style-name="List_20_Paragraph" style:list-style-name="L5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List_20_Paragraph" style:list-style-name="L6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48" style:family="paragraph" style:parent-style-name="Normal" style:master-page-name="MP0">
      <style:paragraph-properties fo:line-height="100%" style:page-number="1" fo:break-before="page"/>
      <style:text-properties style:font-name="Comfortaa" fo:font-size="10pt" style:font-name-asian="Comfortaa" style:font-size-asian="10pt" style:font-name-complex="Comfortaa" style:font-size-complex="10pt"/>
    </style:style>
    <style:style style:name="P49" style:family="paragraph" style:parent-style-name="Normal" style:list-style-name="L1">
      <style:paragraph-properties fo:line-height="100%"/>
      <style:text-properties fo:color="#0000ff" loext:opacity="100%" style:font-name="Calibri" fo:font-weight="bold" officeooo:rsid="00241a38" officeooo:paragraph-rsid="00241a38" style:font-name-asian="Calibri" style:font-weight-asian="bold" style:font-name-complex="Calibri" style:font-weight-complex="bold"/>
    </style:style>
    <style:style style:name="P50" style:family="paragraph" style:parent-style-name="Normal" style:list-style-name="L2">
      <style:paragraph-properties fo:line-height="100%"/>
      <style:text-properties fo:color="#0000ff" loext:opacity="100%" style:font-name="Calibri" fo:font-weight="bold" officeooo:rsid="00241a38" officeooo:paragraph-rsid="00241a38" style:font-name-asian="Calibri" style:font-weight-asian="bold" style:font-name-complex="Calibri" style:font-weight-complex="bold"/>
    </style:style>
    <style:style style:name="P51" style:family="paragraph" style:parent-style-name="Normal" style:list-style-name="L2">
      <style:paragraph-properties fo:line-height="100%"/>
      <style:text-properties fo:color="#0000ff" loext:opacity="100%" style:font-name="Calibri" officeooo:rsid="002254fc" officeooo:paragraph-rsid="002254fc" style:font-name-asian="Calibri" style:font-name-complex="Calibri"/>
    </style:style>
    <style:style style:name="P52" style:family="paragraph" style:parent-style-name="Normal">
      <style:paragraph-properties fo:line-height="100%"/>
      <style:text-properties fo:color="#0000ff" loext:opacity="100%" style:font-name="Calibri" officeooo:paragraph-rsid="0011ef46" style:font-name-asian="Calibri" style:font-name-complex="Calibri"/>
    </style:style>
    <style:style style:name="P53" style:family="paragraph" style:parent-style-name="Normal" style:list-style-name="L3">
      <style:paragraph-properties fo:margin-left="0.751cm" fo:margin-right="0cm" fo:line-height="106%" fo:text-indent="0cm" style:auto-text-indent="false">
        <style:tab-stops/>
      </style:paragraph-properties>
    </style:style>
    <style:style style:name="P54" style:family="paragraph">
      <style:paragraph-properties fo:line-height="100%" fo:text-align="center" style:writing-mode="lr-tb"/>
    </style:style>
    <style:style style:name="P5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officeooo:rsid="0011a273" style:font-size-asian="17pt" style:font-weight-asian="bold" style:font-size-complex="17pt"/>
    </style:style>
    <style:style style:name="T4" style:family="text">
      <style:text-properties fo:color="#0000ff" loext:opacity="100%" style:font-name="Calibri" style:font-name-asian="Calibri" style:font-name-complex="Calibri"/>
    </style:style>
    <style:style style:name="T5" style:family="text">
      <style:text-properties fo:color="#3333ff" loext:opacity="100%" style:font-name="Calibri" style:font-name-asian="Calibri" style:font-name-complex="Calibri"/>
    </style:style>
    <style:style style:name="T6" style:family="text">
      <style:text-properties fo:color="#3333ff" loext:opacity="100%" style:font-name="Calibri" officeooo:rsid="000e87a9" style:font-name-asian="Calibri" style:font-name-complex="Calibri"/>
    </style:style>
    <style:style style:name="T7" style:family="text">
      <style:text-properties fo:color="#3333ff" loext:opacity="100%" style:font-name="Calibri" fo:language="es" fo:country="ES" style:font-name-complex="Calibri"/>
    </style:style>
    <style:style style:name="T8" style:family="text">
      <style:text-properties fo:color="#3333ff" loext:opacity="100%" style:font-name="Calibri" fo:language="es" fo:country="ES" officeooo:rsid="000e87a9" style:font-name-complex="Calibri"/>
    </style:style>
    <style:style style:name="T9" style:family="text">
      <style:text-properties fo:color="#3333ff" loext:opacity="100%" style:font-name="Calibri" fo:language="es" fo:country="ES" officeooo:rsid="000fd6d7" style:font-name-complex="Calibri"/>
    </style:style>
    <style:style style:name="T10" style:family="text">
      <style:text-properties fo:color="#3333ff" loext:opacity="100%" style:font-name="Calibri" style:font-name-complex="Calibri"/>
    </style:style>
    <style:style style:name="T11" style:family="text">
      <style:text-properties fo:color="#3333ff" loext:opacity="100%" style:font-name="Calibri" style:font-name-complex="Calibri" style:font-weight-complex="bold"/>
    </style:style>
    <style:style style:name="T12" style:family="text">
      <style:text-properties style:font-name="Calibri" fo:font-weight="bold" style:font-name-asian="Calibri" style:font-weight-asian="bold" style:font-name-complex="Calibri"/>
    </style:style>
    <style:style style:name="T13" style:family="text"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T14" style:family="text">
      <style:text-properties fo:color="#0000cc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T15" style:family="text">
      <style:text-properties officeooo:rsid="000e87a9"/>
    </style:style>
    <style:style style:name="T16" style:family="text">
      <style:text-properties officeooo:rsid="000fd6d7"/>
    </style:style>
    <style:style style:name="T17" style:family="text">
      <style:text-properties officeooo:rsid="0011a273"/>
    </style:style>
    <style:style style:name="T18" style:family="text">
      <style:text-properties officeooo:rsid="0011ef4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1ef46" style:font-weight-asian="bold" style:font-weight-complex="bold"/>
    </style:style>
    <style:style style:name="T21" style:family="text">
      <style:text-properties fo:font-weight="bold" officeooo:rsid="002053bb" style:font-weight-asian="bold" style:font-weight-complex="bold"/>
    </style:style>
    <style:style style:name="T22" style:family="text">
      <style:text-properties fo:font-weight="bold" officeooo:rsid="0026fd38" style:font-weight-asian="bold" style:font-weight-complex="bold"/>
    </style:style>
    <style:style style:name="T23" style:family="text">
      <style:text-properties fo:font-weight="bold" officeooo:rsid="002b711f" style:font-weight-asian="bold" style:font-weight-complex="bold"/>
    </style:style>
    <style:style style:name="T24" style:family="text">
      <style:text-properties fo:font-weight="bold" officeooo:rsid="003a2d54" style:font-weight-asian="bold" style:font-weight-complex="bold"/>
    </style:style>
    <style:style style:name="T25" style:family="text">
      <style:text-properties officeooo:rsid="00131c7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1672" style:font-weight-asian="normal" style:font-weight-complex="normal"/>
    </style:style>
    <style:style style:name="T28" style:family="text">
      <style:text-properties fo:font-weight="normal" officeooo:rsid="002053bb" style:font-weight-asian="normal" style:font-weight-complex="normal"/>
    </style:style>
    <style:style style:name="T29" style:family="text">
      <style:text-properties fo:font-weight="normal" officeooo:rsid="002254fc" style:font-weight-asian="normal" style:font-weight-complex="normal"/>
    </style:style>
    <style:style style:name="T30" style:family="text">
      <style:text-properties fo:font-weight="normal" officeooo:rsid="0025dad2" style:font-weight-asian="normal" style:font-weight-complex="normal"/>
    </style:style>
    <style:style style:name="T31" style:family="text">
      <style:text-properties fo:font-weight="normal" officeooo:rsid="0026fd38" style:font-weight-asian="normal" style:font-weight-complex="normal"/>
    </style:style>
    <style:style style:name="T32" style:family="text">
      <style:text-properties fo:font-weight="normal" officeooo:rsid="00289210" style:font-weight-asian="normal" style:font-weight-complex="normal"/>
    </style:style>
    <style:style style:name="T33" style:family="text">
      <style:text-properties fo:font-weight="normal" officeooo:rsid="002b711f" style:font-weight-asian="normal" style:font-weight-complex="normal"/>
    </style:style>
    <style:style style:name="T34" style:family="text">
      <style:text-properties fo:font-weight="normal" officeooo:rsid="002d33e0" style:font-weight-asian="normal" style:font-weight-complex="normal"/>
    </style:style>
    <style:style style:name="T35" style:family="text">
      <style:text-properties officeooo:rsid="00151971"/>
    </style:style>
    <style:style style:name="T36" style:family="text">
      <style:text-properties officeooo:rsid="001520bd"/>
    </style:style>
    <style:style style:name="T37" style:family="text">
      <style:text-properties officeooo:rsid="00183fac"/>
    </style:style>
    <style:style style:name="T38" style:family="text">
      <style:text-properties officeooo:rsid="002254fc"/>
    </style:style>
    <style:style style:name="T39" style:family="text">
      <style:text-properties officeooo:rsid="00299db8"/>
    </style:style>
    <style:style style:name="T40" style:family="text">
      <style:text-properties officeooo:rsid="003aebfc"/>
    </style:style>
    <style:style style:name="T4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5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8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"><text:span text:style-name="Default_20_Paragraph_20_Font"><text:span text:style-name="T2">NOMBRE DEL PROYECTO: </text:span></text:span><text:span text:style-name="Default_20_Paragraph_20_Font"><text:span text:style-name="T3">solucionesvecinales.es</text:span></text:span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UTOR</text:p>
          </table:table-cell>
          <table:table-cell table:style-name="Tabla1.B1" office:value-type="string">
            <text:p text:style-name="P14"/>
            <text:p text:style-name="P35">Francisco Javier Sueza Rodríguez</text:p>
            <text:p text:style-name="P14"/>
          </table:table-cell>
        </table:table-row>
        <table:table-row>
          <table:table-cell table:style-name="Tabla1.A1" office:value-type="string">
            <text:p text:style-name="P6">CICLO FORMATIVO </text:p>
          </table:table-cell>
          <table:table-cell table:style-name="Tabla1.B2" office:value-type="string">
            <text:p text:style-name="P14"/>
            <text:p text:style-name="P17"><text:span text:style-name="T20">Curso</text:span><text:span text:style-name="T18">: </text:span><text:span text:style-name="T17">Desarrollo de Aplicaciones Web</text:span> </text:p>
            <text:p text:style-name="P17"><text:span text:style-name="T20">Tutora</text:span><text:span text:style-name="T18">: </text:span><text:span text:style-name="T40">José Javier Bermúde</text:span><text:span text:style-name="T18">z </text:span><text:span text:style-name="T40">Hernández</text:span></text:p>
            <text:p text:style-name="P14"/>
          </table:table-cell>
        </table:table-row>
        <table:table-row>
          <table:table-cell table:style-name="Tabla1.A3" table:number-columns-spanned="2" office:value-type="string">
            <text:p text:style-name="P40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6">TIPO DE DESARROLLO</text:p>
          </table:table-cell>
          <table:table-cell table:style-name="Tabla1.B4" office:value-type="string">
            <text:p text:style-name="P14"/>
            <text:p text:style-name="P36">Desarrollo Basado en web</text:p>
          </table:table-cell>
        </table:table-row>
        <table:table-row>
          <table:table-cell table:style-name="Tabla1.A1" office:value-type="string">
            <text:p text:style-name="P6">INTRODUCCIÓN </text:p>
          </table:table-cell>
          <table:table-cell table:style-name="Tabla1.B5" office:value-type="string">
            <text:p text:style-name="P25">La <text:span text:style-name="T19">gestión de comunidades de vecinos</text:span> puede ser una tarea compleja, dependiendo en gran medida del tamaño de la comunidad y las características de é<text:span text:style-name="T25">sta, p</text:span>or ello, con <text:span text:style-name="T19">solucionesvecinales.es </text:span>se pretende dar solución a é<text:span text:style-name="T35">ste proceso de gestión</text:span>, centralizá<text:span text:style-name="T36">ndolo</text:span> y proporcionando un conjunto de herramientas y <text:span text:style-name="T25">características que permitan simplifica</text:span><text:span text:style-name="T36">r </text:span><text:span text:style-name="T37">la gestión</text:span><text:span text:style-name="T36"> y facilitar la participación de </text:span><text:span text:style-name="T37">los vecinos en el proceso.</text:span></text:p>
            <text:p text:style-name="P24"/>
            <text:p text:style-name="P26">El proyecto, es un <text:span text:style-name="T19">proyecto propio</text:span><text:span text:style-name="T26">, por lo que será el desarrollador el que se encargue de todos los aspectos, como el establecimiento de requisitos, diseño de la solución, codificación, etc.</text:span></text:p>
            <text:p text:style-name="P14"/>
          </table:table-cell>
        </table:table-row>
        <table:table-row>
          <table:table-cell table:style-name="Tabla1.A1" office:value-type="string">
            <text:p text:style-name="P6">PLANTEAMIENTO </text:p>
          </table:table-cell>
          <table:table-cell table:style-name="Tabla1.B6" office:value-type="string">
            <text:p text:style-name="P27"><text:span text:style-name="T38">L</text:span>a <text:span text:style-name="T19">gestión de comunidades de vecinos </text:span>requiere llevar el control de un buen número de documentos, la realización de reuniones, gestión de incidencias, reserva de espacios com<text:span text:style-name="T39">u</text:span>nes, etc. <text:s/></text:p>
            <text:p text:style-name="P27"/>
            <text:p text:style-name="P27">La complejidad de este proceso de gestión, la falta de transparencia y la comunicación deficiente de la información puede resultar en un <text:span text:style-name="T19">desint</text:span><text:span text:style-name="T23">e</text:span><text:span text:style-name="T19">rés </text:span>por parte de <text:span text:style-name="T19">miembros de la comunidad</text:span>, dejando de participar en un proceso que les afecta como propietarios. </text:p>
            <text:p text:style-name="P27"/>
            <text:p text:style-name="P29"><text:span text:style-name="T26">En la actu</text:span><text:span text:style-name="T27">a</text:span><text:span text:style-name="T26">lidad </text:span><text:span text:style-name="T19">podemos encontrar</text:span><text:span text:style-name="T26"> diferentes </text:span><text:span text:style-name="T19">aplicaciones</text:span><text:span text:style-name="T26"> para la gestión de comunidades de vecinos. Algunas son más complejas, otras más simples, pero todas </text:span><text:span text:style-name="T19">son aplicaciones de pago </text:span><text:span text:style-name="T26">que requiren de un desembolso extra que no todos los vecinos pueden permitirse. Además, muchas de </text:span><text:span text:style-name="T33">e</text:span><text:span text:style-name="T26">st</text:span><text:span text:style-name="T33">a</text:span><text:span text:style-name="T26">s aplicaciones </text:span><text:span text:style-name="T19">no son lo suficientemente simples</text:span><text:span text:style-name="T26"> <text:s/></text:span><text:span text:style-name="T24">y accesibles </text:span><text:span text:style-name="T27">para que</text:span><text:span text:style-name="T26"> los vecinos que no están familiarizados con el uso de nuevas tecnologías puedan usarlas sin problemas. </text:span></text:p>
            <text:p text:style-name="P28"><text:span text:style-name="T26"/></text:p>
            <text:p text:style-name="P30">Como solución a estos inconvenientes, <text:span text:style-name="T19">solucionesvecinales.es </text:span><text:span text:style-name="T26">ofrece una plataforma de gestión de comunidades </text:span><text:span text:style-name="T19">gratuita</text:span><text:span text:style-name="T26"> que permitirá la </text:span><text:span text:style-name="T19">gestión transparente y eficiente </text:span><text:span text:style-name="T26"><text:s/>de la comunidad de vecinos, poniendo a disposción de</text:span><text:span text:style-name="T29">l</text:span><text:span text:style-name="T26"> administrador, </text:span><text:span text:style-name="T29">el </text:span><text:span text:style-name="T26">presidente y resto de vecinos una herramienta centralizada que permite gestionar incidencias, reserva de espacios comunes, consulta de documentos y acceso transparente al balance fina</text:span><text:span text:style-name="T33">n</text:span><text:span text:style-name="T26">ciero, entre otros. </text:span></text:p>
            <text:p text:style-name="P30"><text:span text:style-name="T26"/></text:p>
            <text:p text:style-name="P30"><text:soft-page-break/><text:span text:style-name="T26">Pero l</text:span><text:span text:style-name="T28">a </text:span><text:span text:style-name="T26">parte más importate es la</text:span><text:span text:style-name="T19"> simplicidad de uso </text:span><text:span text:style-name="T26">que ofrecerá la plataforma. Est</text:span><text:span text:style-name="T28">e conjunto de </text:span><text:span text:style-name="T26">herramientas no tienen sentido si no se posibilita que cualquier persona, independientemente de sus conocmientos sobre nuevas tecnologías </text:span><text:span text:style-name="T28">o de sus problemas cognitivos o de accesibilidad</text:span><text:span text:style-name="T26">, pueda usarla. </text:span><text:span text:style-name="T28">P</text:span><text:span text:style-name="T26">or ello </text:span><text:span text:style-name="T28">la </text:span><text:span text:style-name="T21">ac</text:span><text:span text:style-name="T19">cesibilidad y facilidad de uso </text:span><text:span text:style-name="T26">serán requisitos prio</text:span><text:span text:style-name="T29">ritarios</text:span><text:span text:style-name="T26"> en el desarrollo de cualquier elemento de la aplicación.</text:span></text:p>
            <text:p text:style-name="P18"/>
            <text:p text:style-name="P31">La aplicación, por lo tanto, deberá posibilitar la realización de <text:s/>las <text:span text:style-name="T19">siguientes tareas</text:span><text:span text:style-name="T26"> a los diferentes miembros de la comunidad:</text:span></text:p>
            <text:p text:style-name="P31"><text:span text:style-name="T26"/></text:p>
            <text:list text:style-name="L1">
              <text:list-item>
                <text:p text:style-name="P49">Creación de usuarios</text:p>
              </text:list-item>
            </text:list>
            <text:list text:style-name="L2">
              <text:list-item>
                <text:p text:style-name="P51"><text:span text:style-name="T19">Consulta</text:span><text:span text:style-name="T26"> de actas, facturas, leyes y </text:span><text:span text:style-name="T19">cualquier documento </text:span><text:span text:style-name="T26">relativo a la gestión de la comunidad</text:span></text:p>
              </text:list-item>
              <text:list-item>
                <text:p text:style-name="P50">Reserva <text:span text:style-name="T26">de espacios comunes para su disfrute</text:span></text:p>
              </text:list-item>
              <text:list-item>
                <text:p text:style-name="P50">Consulta <text:span text:style-name="T26">del </text:span>balance finaciero <text:span text:style-name="T26"><text:s/>de forma transparente para estar informado sobre las cuentas de la comunidad</text:span></text:p>
              </text:list-item>
              <text:list-item>
                <text:p text:style-name="P50">Reporte de incidencias <text:span text:style-name="T26">y </text:span>seguimiento <text:span text:style-name="T26">de su resolución</text:span></text:p>
              </text:list-item>
              <text:list-item>
                <text:p text:style-name="P50">Realización de comunicados <text:span text:style-name="T26">a todos los miembros de la comunidad por parte del presidente o el administrador</text:span></text:p>
              </text:list-item>
            </text:list>
            <text:p text:style-name="P16"/>
            <text:p text:style-name="P21">Respecto al <text:span text:style-name="T19">sistema de navegación</text:span><text:span text:style-name="T26">, </text:span><text:span text:style-name="T31">estará b</text:span><text:span text:style-name="T34">a</text:span><text:span text:style-name="T31">sado en una</text:span><text:span text:style-name="T22"> estructura jerárquica </text:span></text:p>
            <text:p text:style-name="P21"><text:span text:style-name="T22">vertical,</text:span><text:span text:style-name="T31"> teniendo como nodo padre la</text:span><text:span text:style-name="T22"> página home</text:span><text:span text:style-name="T31"> del usuario.</text:span><text:span text:style-name="T19"> </text:span></text:p>
            <text:p text:style-name="P21"><text:span text:style-name="T19"/></text:p>
            <text:p text:style-name="P21"><text:span text:style-name="T31">La</text:span><text:span text:style-name="T26"> aplicación contará con diferentes </text:span><text:span text:style-name="T22">menús</text:span><text:span text:style-name="T26">, como un </text:span><text:span text:style-name="T19">menú horizontal</text:span><text:span text:style-name="T26"> general que</text:span></text:p>
            <text:p text:style-name="P21"><text:span text:style-name="T26">permitirá el acceso a las secciones principales de la plataforma, así como </text:span><text:span text:style-name="T19">menús de</text:span></text:p>
            <text:p text:style-name="P21"><text:span text:style-name="T19">navegación laterales</text:span><text:span text:style-name="T26"> donde los usuarios podrán accede</text:span><text:span text:style-name="T32">r</text:span><text:span text:style-name="T26"> a las diferentes secciones</text:span></text:p>
            <text:p text:style-name="P21"><text:span text:style-name="T26">de su perfil </text:span><text:span text:style-name="T30">una vez estén autentificados. </text:span></text:p>
            <text:p text:style-name="P22"><text:span text:style-name="T26"/></text:p>
            <text:p text:style-name="P22"><text:span text:style-name="T26">Además de estos menús, se incorporarán </text:span><text:span text:style-name="T19">elementos de ayuda a la navegación, </text:span><text:span text:style-name="T26">que</text:span></text:p>
            <text:p text:style-name="P34">permitan al usuario saber donde está y navegar rápidamente entre las páginas</text:p>
            <text:p text:style-name="P23"><text:span text:style-name="T26">recientemente visitadas, como es un conjunto de enlaces de tipo </text:span><text:span text:style-name="T19">breadcrums. </text:span></text:p>
            <text:p text:style-name="P23"><text:span text:style-name="T19"/></text:p>
            <text:p text:style-name="P23"><text:span text:style-name="T26">Por úl</text:span><text:span text:style-name="T32">t</text:span><text:span text:style-name="T26">imo, se incluirá un </text:span><text:span text:style-name="T19">mapa del sitio </text:span><text:span text:style-name="T26">en el p</text:span><text:span text:style-name="T34">i</text:span><text:span text:style-name="T26">e de paǵina para un acceso rápido a </text:span></text:p>
            <text:p text:style-name="P34">a cualquier parte de la plataforma.</text:p>
            <text:p text:style-name="P14"/>
          </table:table-cell>
        </table:table-row>
        <table:table-row>
          <table:table-cell table:style-name="Tabla1.A1" office:value-type="string">
            <text:p text:style-name="P6">FINALIDAD</text:p>
          </table:table-cell>
          <table:table-cell table:style-name="Tabla1.B7" office:value-type="string">
            <text:p text:style-name="P32"><text:span text:style-name="T26"/></text:p>
            <text:p text:style-name="P14"/>
          </table:table-cell>
        </table:table-row>
        <table:table-row>
          <table:table-cell table:style-name="Tabla1.A8" table:number-columns-spanned="2" office:value-type="string">
            <text:p text:style-name="P13">OBJETIVOS</text:p>
            <text:p text:style-name="P10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7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37"><text:span text:style-name="Default_20_Paragraph_20_Font"><text:span text:style-name="T4">[Responder al que, como y para que se va a hacer. Oraciones claras, concretas y breves descritas en infinitivo, los objetivos deben ser reales, alcanzables, logros factibles]</text:span></text:span></text:p>
            <text:list text:style-name="L3">
              <text:list-item>
                <text:p text:style-name="P42"><text:span text:style-name="Default_20_Paragraph_20_Font"><text:span text:style-name="T5">[</text:span></text:span><text:span text:style-name="Default_20_Paragraph_20_Font"><text:span text:style-name="T7">Describ</text:span></text:span><text:span text:style-name="Default_20_Paragraph_20_Font"><text:span text:style-name="T9">ir</text:span></text:span><text:span text:style-name="Default_20_Paragraph_20_Font"><text:span text:style-name="T7"> los objetivos del proyecto -sin entrar en concreciones- y cómo se relacionan con </text:span></text:span><text:span text:style-name="Default_20_Paragraph_20_Font"><text:span text:style-name="T8">l</text:span></text:span><text:span text:style-name="Default_20_Paragraph_20_Font"><text:span text:style-name="T7">os objetivos del negocio. Criterios de éxito medibles]</text:span></text:span></text:p>
              </text:list-item>
              <text:list-item>
                <text:p text:style-name="P43">[<text:span text:style-name="T16">Indicar donde</text:span> se utilizará el proyecto]</text:p>
              </text:list-item>
              <text:list-item>
                <text:p text:style-name="P42"><text:span text:style-name="Default_20_Paragraph_20_Font"><text:span text:style-name="T7">[Enumera</text:span></text:span><text:span text:style-name="Default_20_Paragraph_20_Font"><text:span text:style-name="T9">r</text:span></text:span><text:span text:style-name="Default_20_Paragraph_20_Font"><text:span text:style-name="T7"> en valor absoluto/relativo </text:span></text:span><text:span text:style-name="Default_20_Paragraph_20_Font"><text:span text:style-name="T9">según</text:span></text:span><text:span text:style-name="Default_20_Paragraph_20_Font"><text:span text:style-name="T7"> los objetivos el costo, programación y calidad.</text:span></text:span><text:span text:style-name="Default_20_Paragraph_20_Font"><text:span text:style-name="T5">]</text:span></text:span></text:p>
              </text:list-item>
            </text:list>
            <text:p text:style-name="P9"><text:soft-page-break/></text:p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38"><text:span text:style-name="Default_20_Paragraph_20_Font"><text:span text:style-name="T12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37"><text:span text:style-name="Default_20_Paragraph_20_Font"><text:span text:style-name="T4">[Dar soluciones concretas a una causa y consecuencias del problema a resolver. Oraciones simples y cortas]</text:span></text:span></text:p>
            <text:list text:style-name="L4">
              <text:list-item>
                <text:p text:style-name="P44">[<text:span text:style-name="T16">C</text:span><text:span text:style-name="T15">omo</text:span> soluciona <text:span text:style-name="T16">tu aplicación </text:span><text:span text:style-name="T15">el</text:span> problema <text:span text:style-name="T15">en e</text:span>l proceso productivo/comercialización <text:span text:style-name="T15">o </text:span>mejora la calidad]</text:p>
              </text:list-item>
              <text:list-item>
                <text:p text:style-name="P45"><text:span text:style-name="Default_20_Paragraph_20_Font"><text:span text:style-name="T5">[</text:span></text:span><text:span text:style-name="Default_20_Paragraph_20_Font"><text:span text:style-name="T6">Que recursos utilizas para tu proyecto</text:span></text:span><text:span text:style-name="Default_20_Paragraph_20_Font"><text:span text:style-name="T5"> junto con las</text:span></text:span><text:span text:style-name="hgkelc"><text:span text:style-name="T11"> limitaciones aplicadas</text:span></text:span><text:span text:style-name="Default_20_Paragraph_20_Font"><text:span text:style-name="T5">]</text:span></text:span></text:p>
              </text:list-item>
            </text:list>
            <text:p text:style-name="P41"/>
            <text:p text:style-name="P19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12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33">[Enumerar las tecnologías implicadas en la realización y su utilidad para completar el proyecto: personas, herramientas, lenguajes y equipo/s utilizado/s]</text:p>
            <text:list text:style-name="L3">
              <text:list-item>
                <text:p text:style-name="P53"><text:span text:style-name="Default_20_Paragraph_20_Font"><text:span text:style-name="T4">[Personal necesario para el desarrollo del proyecto]</text:span></text:span></text:p>
              </text:list-item>
              <text:list-item>
                <text:p text:style-name="P53"><text:span text:style-name="Default_20_Paragraph_20_Font"><text:span text:style-name="T4">[Herramientas tecnológicas base para el desarrollo y/o lenguajes a utilizar]</text:span></text:span></text:p>
              </text:list-item>
              <text:list-item>
                <text:p text:style-name="P53"><text:span text:style-name="Default_20_Paragraph_20_Font"><text:span text:style-name="T4">[Utilidades adicionales para el completado/mejora]</text:span></text:span></text:p>
              </text:list-item>
            </text:list>
            <text:p text:style-name="P20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1"><text:span text:style-name="Default_20_Paragraph_20_Font"><text:span text:style-name="T14">[NO OBLIGATORIO PARA SUPERAR LA TAREA]</text:span></text:span><text:span text:style-name="Default_20_Paragraph_20_Font"><text:span text:style-name="T13"> <text:s/>ELEMENTOS ADICIONALES </text:span></text:span></text:p>
            <text:p text:style-name="P15"/>
          </table:table-cell>
          <table:covered-table-cell/>
        </table:table-row>
        <table:table-row>
          <table:table-cell table:style-name="Tabla1.A1" office:value-type="string">
            <text:p text:style-name="P6">METODOLOGÍA </text:p>
          </table:table-cell>
          <table:table-cell table:style-name="Tabla1.B16" office:value-type="string">
            <text:p text:style-name="P14">[Descripción resumida de los pasos/visión del proyecto, junto con organización de las actividades]</text:p>
            <text:p text:style-name="P14"/>
            <text:p text:style-name="P14"/>
          </table:table-cell>
        </table:table-row>
        <table:table-row>
          <table:table-cell table:style-name="Tabla1.A1" office:value-type="string">
            <text:p text:style-name="P6">EVALUACIÓN</text:p>
            <text:p text:style-name="P8"/>
          </table:table-cell>
          <table:table-cell table:style-name="Tabla1.B17" office:value-type="string">
            <text:p text:style-name="P14">[Detallar cómo medirás los logros u objetivos]</text:p>
            <text:list text:style-name="L5">
              <text:list-item>
                <text:p text:style-name="P46">[Entregables al cliente: un nuevo producto/servicio, un informe, una actualización, etc.]</text:p>
              </text:list-item>
            </text:list>
            <text:p text:style-name="P14"/>
          </table:table-cell>
        </table:table-row>
        <table:table-row>
          <table:table-cell table:style-name="Tabla1.A1" office:value-type="string">
            <text:p text:style-name="P6">FINANCIACIÓN</text:p>
          </table:table-cell>
          <table:table-cell table:style-name="Tabla1.B18" office:value-type="string">
            <text:p text:style-name="P14">[Si buscas una subvención o apoyo económico, determina cuánto necesitarás y por cuánto tiempo]</text:p>
            <text:p text:style-name="P14"/>
            <text:p text:style-name="P14"/>
          </table:table-cell>
        </table:table-row>
        <table:table-row table:style-name="Tabla1.19">
          <table:table-cell table:style-name="Tabla1.A1" office:value-type="string">
            <text:p text:style-name="P6">PRESUPUESTO/RIESGOS</text:p>
          </table:table-cell>
          <table:table-cell table:style-name="Tabla1.B19" office:value-type="string">
            <text:p text:style-name="P14">[¿El proyecto busca generar algún tipo de ingreso?] </text:p>
            <text:list text:style-name="L6">
              <text:list-item>
                <text:p text:style-name="P47">[Resume los plazos y coste total aproximados.]</text:p>
              </text:list-item>
              <text:list-item>
                <text:p text:style-name="P47">[Describir la probabilidad de aparición de riesgos, el posible impacto y planes de mitigación si aparecen]</text:p>
              </text:list-item>
            </text:list>
            <text:p text:style-name="P14"/>
            <text:p text:style-name="P14"/>
          </table:table-cell>
        </table:table-row>
        <table:table-row table:style-name="Tabla1.19">
          <table:table-cell table:style-name="Tabla1.A1" office:value-type="string">
            <text:p text:style-name="P6">RESUMEN/CONCLUSIONES</text:p>
          </table:table-cell>
          <table:table-cell table:style-name="Tabla1.B20" office:value-type="string">
            <text:p text:style-name="P2"><text:span text:style-name="Default_20_Paragraph_20_Font"><text:span text:style-name="T5">[</text:span></text:span><text:span text:style-name="Default_20_Paragraph_20_Font"><text:span text:style-name="T10">Dar al cliente/s una breve descripción general del proyecto. El objetivo es dar un texto convincente para que queden convencidos de la idoneidad del proyecto.</text:span></text:span><text:span text:style-name="Default_20_Paragraph_20_Font"><text:span text:style-name="T5">]</text:span></text:span></text:p>
          </table:table-cell>
        </table:table-row>
      </table:table>
      <text:p text:style-name="P11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custom-shape text:anchor-type="paragraph" draw:z-index="2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Manolo</meta:initial-creator>
    <meta:creation-date>2023-09-26T17:38:00Z</meta:creation-date>
    <dc:date>2024-10-24T08:52:39.568641553</dc:date>
    <meta:print-date>2023-09-08T09:47:00Z</meta:print-date>
    <meta:editing-cycles>34</meta:editing-cycles>
    <meta:editing-duration>PT3H5M39S</meta:editing-duration>
    <meta:document-statistic meta:table-count="1" meta:image-count="0" meta:object-count="0" meta:page-count="3" meta:paragraph-count="66" meta:word-count="892" meta:character-count="5988" meta:non-whitespace-character-count="5157"/>
    <meta:template xlink:type="simple" xlink:actuate="onRequest" xlink:title="" xlink:href="Normal.dotm"/>
  </office:meta>
</office:document-meta>
</file>